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star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Concurrency in Cloj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Immutability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list text:style-name="L1">
              <text:list-item>
                <text:p text:style-name="P2">Makes reasoning about programs easier</text:p>
                <text:list>
                  <text:list-item>
                    <text:p text:style-name="P2">Freely share internal objects/data</text:p>
                  </text:list-item>
                  <text:list-item>
                    <text:p text:style-name="P2">No non-local effects</text:p>
                  </text:list-item>
                  <text:list-item>
                    <text:p text:style-name="P2">Especially good for concurrency!</text:p>
                  </text:list-item>
                </text:list>
              </text:list-item>
              <text:list-item>
                <text:p text:style-name="P2">But concurrency implies <text:span text:style-name="T2">some</text:span><text:span text:style-name="T3"> mutation</text:span></text:p>
                <text:list>
                  <text:list-item>
                    <text:p text:style-name="P2"><text:span text:style-name="T3">How else could you collect your results?</text:span></text:p>
                  </text:list-item>
                  <text:list-item>
                    <text:p text:style-name="P2"><text:span text:style-name="T3">Immutable-by-default makes this eas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he JVM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mazing</text:p>
              </text:list-item>
              <text:list-item>
                <text:p>High-performance scheduler, threading tools</text:p>
              </text:list-item>
              <text:list-item>
                <text:p>Job-management primitives</text:p>
                <text:list>
                  <text:list-item>
                    <text:p>Powerful</text:p>
                  </text:list-item>
                  <text:list-item>
                    <text:p>Tedious to configure</text:p>
                  </text:list-item>
                </text:list>
              </text:list-item>
              <text:list-item>
                <text:p>java.util.concurrent: a great fallba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ncurrency philosoph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Rich Hickey's “Are we there yet” talk</text:p>
              </text:list-item>
              <text:list-item>
                <text:p>Viewing mutable objects should be cheap</text:p>
                <text:list>
                  <text:list-item>
                    <text:p>Locking to view a shared object is unacceptable</text:p>
                  </text:list-item>
                </text:list>
              </text:list-item>
              <text:list-item>
                <text:p>Epochal time model</text:p>
                <text:list>
                  <text:list-item>
                    <text:p>Identities are a series of consistent state snapshots</text:p>
                  </text:list-item>
                  <text:list-item>
                    <text:p>Each state is a value</text:p>
                    <text:list>
                      <text:list-item>
                        <text:p>Can be kept, shared, discarded freel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Basic outli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dentities have a current value</text:p>
              </text:list-item>
              <text:list-item>
                <text:p>Update using a function of the current value</text:p>
                <text:list>
                  <text:list-item>
                    <text:p>NOT just setting new value</text:p>
                  </text:list-item>
                  <text:list-item>
                    <text:p>Contention causes retry, with new current value</text:p>
                  </text:list-item>
                </text:list>
              </text:list-item>
              <text:list-item>
                <text:p>eg, (let [a (atom 0)] (swap! a inc))</text:p>
              </text:list-item>
              <text:list-item>
                <text:p>Unified update model lets you chain things:</text:p>
                <text:list>
                  <text:list-item>
                    <text:p>(swap! (atom {:x 1}) update-in [:x] inc)</text:p>
                    <text:list>
                      <text:list-item>
                        <text:p>(swap! (atom {:x 1}) #(update-in % [:x] inc))</text:p>
                      </text:list-item>
                    </text:list>
                  </text:list-item>
                  <text:list-item>
                    <text:p>(update-in {:x (atom 1)} [:x] swap! in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he toolbox: some identiti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tom (the most common) – modify with swap!</text:p>
                <text:list>
                  <text:list-item>
                    <text:p>Uncoordinated, synchronous</text:p>
                  </text:list-item>
                  <text:list-item>
                    <text:p>Useful for managing one object (or tree of objects)</text:p>
                  </text:list-item>
                </text:list>
              </text:list-item>
              <text:list-item>
                <text:p>Ref – modify with dosync/alter</text:p>
                <text:list>
                  <text:list-item>
                    <text:p>Coordinated, synchronous</text:p>
                  </text:list-item>
                  <text:list-item>
                    <text:p>Useful for managing interdependent identities</text:p>
                    <text:list>
                      <text:list-item>
                        <text:p>But you should try not to have any!</text:p>
                      </text:list-item>
                    </text:list>
                  </text:list-item>
                </text:list>
              </text:list-item>
              <text:list-item>
                <text:p>Agent – modify with send/send-off</text:p>
                <text:list>
                  <text:list-item>
                    <text:p>Coordinated, asynchronous</text:p>
                  </text:list-item>
                  <text:list-item>
                    <text:p>Manage one object, but don't care when it happ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he toolbox: threading construc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Future</text:p>
                <text:list>
                  <text:list-item>
                    <text:p>Takes thread from a handy pool, computes a value</text:p>
                  </text:list-item>
                </text:list>
              </text:list-item>
              <text:list-item>
                <text:p>Agents, send, send-off</text:p>
                <text:list>
                  <text:list-item>
                    <text:p>Changing an agent happens on another thread</text:p>
                  </text:list-item>
                  <text:list-item>
                    <text:p>send and send-off have different thread pools</text:p>
                  </text:list-item>
                  <text:list-item>
                    <text:p>Not actors. Like, at all.</text:p>
                  </text:list-item>
                </text:list>
              </text:list-item>
              <text:list-item>
                <text:p>java.util.concurrent</text:p>
                <text:list>
                  <text:list-item>
                    <text:p>Has great building blocks</text:p>
                  </text:list-item>
                  <text:list-item>
                    <text:p>When clojure's defaults don't quite f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he toolbox: reading, coordination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ref</text:p>
                <text:list>
                  <text:list-item>
                    <text:p>Works on basically everything</text:p>
                  </text:list-item>
                  <text:list-item>
                    <text:p>Shorthand: @x =&gt; (deref x)</text:p>
                  </text:list-item>
                </text:list>
              </text:list-item>
              <text:list-item>
                <text:p>promise</text:p>
                <text:list>
                  <text:list-item>
                    <text:p>Holder for an eventual value</text:p>
                  </text:list-item>
                  <text:list-item>
                    <text:p>Deref blocks until someone provides a 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Examples and comparis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ultiplication by multithreaded addition!?</text:p>
              </text:list-item>
              <text:list-item>
                <text:p>To compute N*M</text:p>
                <text:list>
                  <text:list-item>
                    <text:p>Start counter at 0</text:p>
                  </text:list-item>
                  <text:list-item>
                    <text:p>Start N threads</text:p>
                  </text:list-item>
                  <text:list-item>
                    <text:p>Each thread adds 1 to counter M times</text:p>
                  </text:list-item>
                  <text:list-item>
                    <text:p>???</text:p>
                  </text:list-item>
                  <text:list-item>
                    <text:p>Prof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Java implemen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(demo)</text:p>
              </text:list-item>
              <text:list-item>
                <text:p>Works fine for 1 thread</text:p>
              </text:list-item>
              <text:list-item>
                <text:p>With 10 threads, we lose 1/3 of all actions!</text:p>
              </text:list-item>
              <text:list-item>
                <text:p>Needs locking, or a different approach</text:p>
                <text:list>
                  <text:list-item>
                    <text:p>But we hate locking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lojure implemen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(demo)</text:p>
              </text:list-item>
              <text:list-item>
                <text:p>Works for any number of threads</text:p>
              </text:list-item>
              <text:list-item>
                <text:p>Impossible to write incorrectly!</text:p>
                <text:list>
                  <text:list-item>
                    <text:p>You have to be explicit about mu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ultiple http reque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e want to read from N URLs</text:p>
              </text:list-item>
              <text:list-item>
                <text:p>Concurrency would be nice</text:p>
              </text:list-item>
              <text:list-item>
                <text:p>Let's do it a few different ways</text:p>
              </text:list-item>
              <text:list-item>
                <text:p>(demo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itfalls/advi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You probably don't need a ref, or an agent</text:p>
              </text:list-item>
              <text:list-item>
                <text:p>You probably only want one atom</text:p>
                <text:list>
                  <text:list-item>
                    <text:p>The “root” of your mutable ar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itfalls/advi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on't make mutation "decisions” based on deref</text:p>
                <text:list>
                  <text:list-item>
                    <text:p>Inside swap!, or based on its return value</text:p>
                  </text:list-item>
                  <text:list-item>
                    <text:p>Bad: (when-not (@do-work x) (swap! do-work conj x))</text:p>
                    <text:list>
                      <text:list-item>
                        <text:p>Race condition!</text:p>
                      </text:list-item>
                    </text:list>
                  </text:list-item>
                  <text:list-item>
                    <text:p>Better: (swap! do-work #(if (% x) %, (conj % x)))</text:p>
                  </text:list-item>
                </text:list>
              </text:list-item>
              <text:list-item>
                <text:p>Don't put mutable things inside each other</text:p>
                <text:list>
                  <text:list-item>
                    <text:p>Transactions can retry</text:p>
                  </text:list-item>
                  <text:list-item>
                    <text:p>It's hard to keep track of anyway</text:p>
                  </text:list-item>
                  <text:list-item>
                    <text:p>Be very careful with java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5T12:37:15.015606705</meta:creation-date>
    <dc:date>2014-04-15T17:11:42.451681452</dc:date>
    <meta:editing-duration>PT3H4M10S</meta:editing-duration>
    <meta:editing-cycles>17</meta:editing-cycles>
    <meta:generator>LibreOffice/4.1.2.3$Linux_X86_64 LibreOffice_project/410m0$Build-3</meta:generator>
    <meta:document-statistic meta:object-count="76"/>
  </office:meta>
</office:document-meta>
</file>